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2cm"/>
    </style:style>
    <style:style style:name="co1" style:family="table-column">
      <style:table-column-properties style:column-width="7.672cm" style:use-optimal-column-width="false"/>
    </style:style>
    <style:style style:name="ro1" style:family="table-row">
      <style:table-row-properties style:row-height="1.384cm"/>
    </style:style>
    <style:style style:name="ro2" style:family="table-row">
      <style:table-row-properties style:row-height="3.454cm"/>
    </style:style>
    <style:style style:name="ro3" style:family="table-row">
      <style:table-row-properties style:row-height="1.213cm"/>
    </style:style>
    <style:style style:name="ro4" style:family="table-row">
      <style:table-row-properties style:row-height="1.697cm"/>
    </style:style>
    <style:style style:name="ce1" style:family="table-cell">
      <style:graphic-properties draw:fill="gradient" draw:fill-gradient-name="Farbverlauf_20_CAS_20_Poster_20_Intro" style:repeat="repeat" fo:padding-top="0.25cm" fo:padding-bottom="0.25cm" fo:padding-left="0.25cm" fo:padding-right="0.25cm"/>
      <style:paragraph-properties fo:text-align="center" fo:border="0.05cm solid #666666"/>
      <style:text-properties fo:font-size="18pt" style:font-size-asian="18pt" style:font-size-complex="18pt"/>
    </style:style>
    <style:style style:name="ce2" style:family="table-cell">
      <style:graphic-properties draw:fill="gradient" draw:fill-gradient-name="Farbverlauf_20_CAS_20_Poster_20_Intro" style:repeat="repeat" fo:padding-top="0.25cm" fo:padding-bottom="0.25cm" fo:padding-left="0.25cm" fo:padding-right="0.25cm"/>
      <style:paragraph-properties fo:border="0.05cm solid #666666"/>
      <style:text-properties fo:font-size="16pt" style:font-size-asian="16pt" style:font-size-complex="16pt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standard" xml:id="id3" draw:id="id3" draw:layer="layout" svg:width="7.671cm" svg:height="4.837cm" svg:x="1.274cm" svg:y="2.789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SNAPSHOT</text:p>
                </table:table-cell>
              </table:table-row>
              <table:table-row table:style-name="ro2">
                <table:table-cell table:style-name="ce2">
                  <text:p text:style-name="P2"><text:span text:style-name="T1">SNAP_ID</text:span></text:p>
                  <text:p text:style-name="P2"><text:span text:style-name="T1">INSTANCE_NUMBER</text:span></text:p>
                  <text:p text:style-name="P2"><text:span text:style-name="T1">BEGIN_INTERVAL_TIME</text:span></text:p>
                  <text:p text:style-name="P2"><text:span text:style-name="T1">END_INTERVAL_TIME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standard" xml:id="id1" draw:id="id1" draw:layer="layout" svg:width="7.671cm" svg:height="2.909cm" svg:x="1.275cm" svg:y="9.65cm">
            <table:table table:template-name="default" table:use-first-row-styles="true" table:use-banding-rows-styles="true">
              <table:table-column table:style-name="co1"/>
              <table:table-row table:style-name="ro3">
                <table:table-cell table:style-name="ce1">
                  <text:p text:style-name="P1">DATABASE INSTANCE</text:p>
                </table:table-cell>
              </table:table-row>
              <table:table-row table:style-name="ro4">
                <table:table-cell table:style-name="ce2">
                  <text:p text:style-name="P2"><text:span text:style-name="T1">INSTANCE_NUMBER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standard" xml:id="id2" draw:id="id2" draw:layer="layout" svg:width="7.671cm" svg:height="2.909cm" svg:x="1.276cm" svg:y="14.491cm">
            <table:table table:template-name="default" table:use-first-row-styles="true" table:use-banding-rows-styles="true">
              <table:table-column table:style-name="co1"/>
              <table:table-row table:style-name="ro3">
                <table:table-cell table:style-name="ce1">
                  <text:p text:style-name="P1">DATABASE</text:p>
                </table:table-cell>
              </table:table-row>
              <table:table-row table:style-name="ro4">
                <table:table-cell table:style-name="ce2">
                  <text:p text:style-name="P2"><text:span text:style-name="T1">SERVICE_NAME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xml:id="id4" draw:id="id4" draw:layer="layout" svg:width="7.671cm" svg:height="2.975cm" svg:x="12.282cm" svg:y="3.723cm">
            <table:table table:template-name="default" table:use-first-row-styles="true" table:use-banding-rows-styles="true">
              <table:table-column table:style-name="co1"/>
              <table:table-row table:style-name="ro3">
                <table:table-cell table:style-name="ce1">
                  <text:p text:style-name="P1">STATISTIC</text:p>
                </table:table-cell>
              </table:table-row>
              <table:table-row table:style-name="ro4">
                <table:table-cell table:style-name="ce2">
                  <text:p text:style-name="P2"><text:span text:style-name="T1">STAT_NAME</text:span></text:p>
                  <text:p text:style-name="P2"><text:span text:style-name="T1">VALUE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connector draw:style-name="gr1" draw:text-style-name="P3" draw:layer="layout" draw:type="line" svg:x1="5.11cm" svg:y1="12.559cm" svg:x2="5.111cm" svg:y2="14.491cm" draw:start-shape="id1" draw:start-glue-point="2" draw:end-shape="id2" draw:end-glue-point="0" svg:d="M5110 12559l1 1932">
            <text:p/>
          </draw:connector>
          <draw:connector draw:style-name="gr1" draw:text-style-name="P3" draw:layer="layout" draw:type="line" svg:x1="5.109cm" svg:y1="7.626cm" svg:x2="5.11cm" svg:y2="9.65cm" draw:start-shape="id3" draw:start-glue-point="2" draw:end-shape="id1" draw:end-glue-point="0" svg:d="M5109 7626l1 2024">
            <text:p/>
          </draw:connector>
          <draw:connector draw:style-name="gr1" draw:text-style-name="P3" draw:layer="layout" draw:type="line" svg:x1="8.945cm" svg:y1="5.207cm" svg:x2="12.282cm" svg:y2="5.21cm" draw:start-shape="id3" draw:start-glue-point="1" draw:end-shape="id4" draw:end-glue-point="3" svg:d="M8945 5207l3337 3">
            <text:p/>
          </draw:connector>
          <draw:frame draw:style-name="gr2" draw:text-style-name="P2" draw:layer="layout" svg:width="1.1cm" svg:height="0.882cm" svg:x="5.6cm" svg:y="13.6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1.5cm" svg:height="0.882cm" svg:x="3.4cm" svg:y="12.8cm">
            <draw:text-box>
              <text:p text:style-name="P2"><text:span text:style-name="T1">0..n</text:span></text:p>
            </draw:text-box>
          </draw:frame>
          <draw:frame draw:style-name="gr2" draw:text-style-name="P2" draw:layer="layout" svg:width="1.6cm" svg:height="0.882cm" svg:x="3.3cm" svg:y="7.7cm">
            <draw:text-box>
              <text:p text:style-name="P2"><text:span text:style-name="T1">0..n</text:span></text:p>
            </draw:text-box>
          </draw:frame>
          <draw:frame draw:style-name="gr2" draw:text-style-name="P2" draw:layer="layout" svg:width="1.1cm" svg:height="0.882cm" svg:x="5.6cm" svg:y="8.8cm">
            <draw:text-box>
              <text:p text:style-name="P2"><text:span text:style-name="T1">1</text:span></text:p>
            </draw:text-box>
          </draw:frame>
          <draw:frame draw:style-name="gr2" draw:text-style-name="P2" draw:layer="layout" svg:width="1.6cm" svg:height="0.882cm" svg:x="10.8cm" svg:y="4.3cm">
            <draw:text-box>
              <text:p text:style-name="P2"><text:span text:style-name="T1">0..n</text:span></text:p>
            </draw:text-box>
          </draw:frame>
          <draw:frame draw:style-name="gr2" draw:text-style-name="P2" draw:layer="layout" svg:width="1.1cm" svg:height="0.882cm" svg:x="9.2cm" svg:y="5.4cm">
            <draw:text-box>
              <text:p text:style-name="P2"><text:span text:style-name="T1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rbverlauf_20_CAS_20_Poster_20_Intro" draw:display-name="Farbverlauf CAS Poster Intro" draw:style="linear" draw:start-color="#99ccff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22T20:54:48.16</meta:creation-date>
    <meta:generator>OpenOffice/4.1.5$Win32 OpenOffice.org_project/415m1$Build-9789</meta:generator>
    <dc:date>2019-09-22T21:17:55.45</dc:date>
    <meta:editing-duration>PT23M4S</meta:editing-duration>
    <meta:editing-cycles>5</meta:editing-cycles>
    <meta:document-statistic meta:object-count="14"/>
  </office:meta>
</office:document-meta>
</file>